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de59" draw:textarea-horizontal-align="justify" draw:textarea-vertical-align="middle" draw:auto-grow-height="false" fo:min-height="4.001cm" fo:min-width="4.6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11.25cm"/>
      <style:paragraph-properties style:writing-mode="lr-tb"/>
    </style:style>
    <style:style style:name="gr3" style:family="graphic" style:parent-style-name="standard">
      <style:graphic-properties draw:fill-color="#55308d" draw:textarea-horizontal-align="justify" draw:textarea-vertical-align="middle" draw:auto-grow-height="false" fo:min-height="2.001cm" fo:min-width="2.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15.75cm"/>
      <style:paragraph-properties style:writing-mode="lr-tb"/>
    </style:style>
    <style:style style:name="gr6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7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8" style:family="graphic" style:parent-style-name="objectwithoutfill">
      <style:graphic-properties draw:marker-end="Стили_20_стрелок_20_9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Стили_20_стрелок_20_10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Стили_20_стрелок_20_11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Стили_20_стрелок_20_1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Стили_20_стрелок_20_13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Стили_20_стрелок_20_14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Стили_20_стрелок_20_15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12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10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8.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19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cm" fo:min-width="1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cm" fo:min-width="22.2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cm" fo:min-width="1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25cm" fo:min-width="1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11.75cm"/>
      <style:paragraph-properties style:writing-mode="lr-tb"/>
    </style:style>
    <style:style style:name="gr24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25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26" style:family="graphic" style:parent-style-name="objectwithoutfill">
      <style:graphic-properties draw:marker-end="Стили_20_стрелок_20_16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Стили_20_стрелок_20_17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25cm" fo:min-width="11.25cm"/>
      <style:paragraph-properties style:writing-mode="lr-tb"/>
    </style:style>
    <style:style style:name="gr31" style:family="graphic" style:parent-style-name="objectwithoutfill">
      <style:graphic-properties draw:marker-end="Стили_20_стрелок_20_29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Стили_20_стрелок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Стили_20_стрелок_20_31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32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33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34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35" draw:marker-end-width="0.3cm" draw:fill="none" draw:textarea-vertical-align="middle"/>
    </style:style>
    <style:style style:name="gr38" style:family="graphic" style:parent-style-name="objectwithoutfill">
      <style:graphic-properties draw:marker-end="Стили_20_стрелок_20_36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38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42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5.25cm" fo:min-width="13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5.75cm" fo:min-width="16.25cm"/>
      <style:paragraph-properties style:writing-mode="lr-tb"/>
    </style:style>
    <style:style style:name="gr45" style:family="graphic" style:parent-style-name="objectwithoutfill">
      <style:graphic-properties draw:marker-end="Стили_20_стрелок_20_44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45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46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47" draw:marker-end-width="0.3cm" draw:fill="none" draw:textarea-vertical-align="middle"/>
    </style:style>
    <style:style style:name="gr49" style:family="graphic" style:parent-style-name="standard" style:list-style-name="L1">
      <style:graphic-properties draw:fill-color="#ffde59" draw:textarea-horizontal-align="justify" draw:textarea-vertical-align="middle" draw:auto-grow-height="false" fo:min-height="4.001cm" fo:min-width="4.672cm"/>
      <style:paragraph-properties style:writing-mode="lr-tb"/>
    </style:style>
    <style:style style:name="gr50" style:family="graphic" style:parent-style-name="objectwithoutfill">
      <style:graphic-properties draw:marker-end="Стили_20_стрелок_20_48" draw:marker-end-width="0.3cm" draw:fill="none" draw:textarea-vertical-align="middle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31.25cm" fo:min-width="73.75cm"/>
    </style:style>
    <style:style style:name="gr52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9.5cm"/>
      <style:paragraph-properties style:writing-mode="lr-tb"/>
    </style:style>
    <style:style style:name="gr54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55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35cm" fo:min-width="101.25cm"/>
    </style:style>
    <style:style style:name="gr57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58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59" style:family="graphic" style:parent-style-name="objectwithoutfill">
      <style:graphic-properties draw:marker-end="Стили_20_стрелок_20_49" draw:marker-end-width="0.3cm" draw:fill="none" draw:textarea-vertical-align="middl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2.75cm" fo:min-width="18.75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2cm" fo:min-width="16cm"/>
      <style:paragraph-properties style:writing-mode="lr-tb"/>
    </style:style>
    <style:style style:name="gr62" style:family="graphic" style:parent-style-name="objectwithoutfill">
      <style:graphic-properties draw:marker-end="Стили_20_стрелок_20_50" draw:marker-end-width="0.3cm" draw:fill="none" draw:textarea-vertical-align="middle"/>
    </style:style>
    <style:style style:name="gr63" style:family="graphic" style:parent-style-name="objectwithoutfill">
      <style:graphic-properties draw:marker-end="Стили_20_стрелок_20_51" draw:marker-end-width="0.3cm" draw:fill="none" draw:textarea-vertical-align="middle"/>
    </style:style>
    <style:style style:name="gr64" style:family="graphic" style:parent-style-name="objectwithoutfill">
      <style:graphic-properties draw:marker-end="Стили_20_стрелок_20_52" draw:marker-end-width="0.3cm" draw:fill="none" draw:textarea-vertical-align="middle"/>
      <style:paragraph-properties style:writing-mode="lr-tb"/>
    </style:style>
    <style:style style:name="gr65" style:family="graphic" style:parent-style-name="objectwithoutfill">
      <style:graphic-properties draw:marker-end="Стили_20_стрелок_20_53" draw:marker-end-width="0.3cm" draw:fill="none" draw:textarea-vertical-align="middl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8" style:family="graphic" style:parent-style-name="objectwithoutfill">
      <style:graphic-properties draw:marker-end="Стили_20_стрелок_20_54" draw:marker-end-width="0.3cm" draw:fill="none" draw:textarea-vertical-align="middle"/>
      <style:paragraph-properties style:writing-mode="lr-tb"/>
    </style:style>
    <style:style style:name="gr69" style:family="graphic" style:parent-style-name="standard">
      <style:graphic-properties draw:stroke="none" draw:fill="none" fo:min-height="2.2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0.25cm"/>
      <style:paragraph-properties style:writing-mode="lr-tb"/>
    </style:style>
    <style:style style:name="gr71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72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2cm" fo:min-width="1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2.5cm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2.75cm" fo:min-width="20.25cm"/>
      <style:paragraph-properties style:writing-mode="lr-tb"/>
    </style:style>
    <style:style style:name="gr77" style:family="graphic" style:parent-style-name="objectwithoutfill">
      <style:graphic-properties draw:marker-end="Стили_20_стрелок_20_55" draw:marker-end-width="0.3cm" draw:fill="none" draw:textarea-vertical-align="middle"/>
      <style:paragraph-properties style:writing-mode="lr-tb"/>
    </style:style>
    <style:style style:name="gr78" style:family="graphic" style:parent-style-name="objectwithoutfill">
      <style:graphic-properties draw:marker-end="Стили_20_стрелок_20_56" draw:marker-end-width="0.3cm" draw:fill="none" draw:textarea-vertical-align="middle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2.75cm" fo:min-width="20.25cm"/>
      <style:paragraph-properties style:writing-mode="lr-tb"/>
    </style:style>
    <style:style style:name="gr80" style:family="graphic" style:parent-style-name="objectwithoutfill">
      <style:graphic-properties draw:marker-end="Стили_20_стрелок_20_58" draw:marker-end-width="0.3cm" draw:fill="none" draw:textarea-vertical-align="middl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ffde59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55308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8.5cm" svg:height="4.25cm" svg:x="2.25cm" svg:y="1.75cm">
          <text:p text:style-name="P1">Файл, содержащий </text:p>
          <text:p text:style-name="P1">Данные за все время</text:p>
          <text:p text:style-name="P1">1_attlog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11.75cm" svg:height="3.25cm" svg:x="8.75cm" svg:y="10.75cm">
          <text:p text:style-name="P3">read_file_data(name_file,year,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4.75cm" svg:height="2.25cm" svg:x="11cm" svg:y="2.5cm">
          <text:p text:style-name="P3">Год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4" draw:id="id4" draw:layer="layout" svg:width="4.75cm" svg:height="2.25cm" svg:x="19.75cm" svg:y="2.75cm">
          <text:p text:style-name="P3">Месяц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5" draw:id="id5" draw:layer="layout" svg:width="7.5cm" svg:height="2.25cm" svg:x="24.75cm" svg:y="14.5cm">
          <text:p text:style-name="P3">build_data_array(lis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7" draw:id="id7" draw:layer="layout" svg:width="16.25cm" svg:height="2.5cm" svg:x="40.75cm" svg:y="11cm"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10.75cm" svg:height="3cm" svg:x="41.5cm" svg:y="3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8" draw:id="id8" draw:layer="layout" svg:width="13.25cm" svg:height="2.25cm" svg:x="54.5cm" svg:y="1.75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6" draw:layer="layout" draw:type="lines" draw:line-skew="0.998cm -0.999cm" svg:x1="5.634cm" svg:y1="6cm" svg:x2="8.75cm" svg:y2="12.375cm" draw:start-shape="id1" draw:start-glue-point="7" draw:end-shape="id2" draw:end-glue-point="5" svg:d="M5634 6000v1500l1616 4875h1500" svg:viewBox="0 0 3117 6376">
          <text:p text:style-name="P5">DATA</text:p>
        </draw:connector>
        <draw:connector draw:style-name="gr9" draw:text-style-name="P6" draw:layer="layout" draw:type="lines" draw:line-skew="0.498cm -0.749cm" svg:x1="12.891cm" svg:y1="4.75cm" svg:x2="14.625cm" svg:y2="10.75cm" draw:start-shape="id3" draw:start-glue-point="7" draw:end-shape="id2" draw:end-glue-point="4" svg:d="M12891 4750v1000l1734 3750v1250" svg:viewBox="0 0 1735 6001">
          <text:p text:style-name="P5">Year:int</text:p>
        </draw:connector>
        <draw:connector draw:style-name="gr10" draw:text-style-name="P6" draw:layer="layout" draw:type="lines" draw:line-skew="0cm -0.249cm" svg:x1="21.641cm" svg:y1="5cm" svg:x2="14.625cm" svg:y2="10.75cm" draw:start-shape="id4" draw:start-glue-point="7" draw:end-shape="id2" draw:end-glue-point="4" svg:d="M21641 5000v502l-7016 4498v750" svg:viewBox="0 0 7017 5751">
          <text:p text:style-name="P5">Month:int</text:p>
        </draw:connector>
        <draw:connector draw:style-name="gr11" draw:text-style-name="P6" draw:layer="layout" draw:type="lines" svg:x1="20.5cm" svg:y1="12.375cm" svg:x2="24.75cm" svg:y2="15.625cm" draw:start-shape="id2" draw:start-glue-point="7" draw:end-shape="id5" draw:end-glue-point="5" svg:d="M20500 12375h502l3247 3250h501" svg:viewBox="0 0 4251 3251">
          <text:p text:style-name="P5">list_month:list</text:p>
        </draw:connector>
        <draw:connector draw:style-name="gr12" draw:text-style-name="P6" draw:layer="layout" draw:type="lines" svg:x1="45.78cm" svg:y1="6cm" svg:x2="48.875cm" svg:y2="11cm" draw:start-shape="id6" draw:start-glue-point="7" draw:end-shape="id7" draw:end-glue-point="4" svg:d="M45780 6000v502l3095 3997v501" svg:viewBox="0 0 3096 5001">
          <text:p text:style-name="P5">DATA</text:p>
        </draw:connector>
        <draw:connector draw:style-name="gr13" draw:text-style-name="P6" draw:layer="layout" draw:type="lines" svg:x1="61.125cm" svg:y1="4cm" svg:x2="57cm" svg:y2="12.25cm" draw:start-shape="id8" draw:start-glue-point="8" draw:end-shape="id7" draw:end-glue-point="7" svg:d="M61125 4000v502l-3623 7748h-502" svg:viewBox="0 0 4126 8251">
          <text:p text:style-name="P5">DATA</text:p>
        </draw:connector>
        <draw:connector draw:style-name="gr14" draw:text-style-name="P6" draw:layer="layout" draw:type="lines" draw:line-skew="-2.749cm -1.749cm" svg:x1="40.75cm" svg:y1="12.25cm" svg:x2="28.5cm" svg:y2="14.5cm" draw:start-shape="id7" draw:start-glue-point="5" draw:end-shape="id5" draw:end-glue-point="4" svg:d="M40750 12250h-3250-9000v2250" svg:viewBox="0 0 12251 2251">
          <text:p text:style-name="P5">id_list:list</text:p>
        </draw:connector>
        <draw:custom-shape draw:style-name="gr15" draw:text-style-name="P3" xml:id="id14" draw:id="id14" draw:layer="layout" svg:width="13.25cm" svg:height="1.25cm" svg:x="22.75cm" svg:y="42.75cm">
          <text:p text:style-name="P3">reading_employee_work_date(data_dict,i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xml:id="id11" draw:id="id11" draw:layer="layout" svg:width="11cm" svg:height="1.25cm" svg:x="63.25cm" svg:y="10.75cm">
          <text:p text:style-name="P3">definition_of_working_day(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10" draw:id="id10" draw:layer="layout" svg:width="19.25cm" svg:height="1cm" svg:x="59cm" svg:y="19.5cm">
          <text:p text:style-name="P3">generation_of_lists_of_days(requested_year,requested_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xml:id="id13" draw:id="id13" draw:layer="layout" svg:width="20.25cm" svg:height="1.5cm" svg:x="40.75cm" svg:y="36.75cm">
          <text:p text:style-name="P3">search_for_missed_day(data_dict,id,requested_year,requested_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3" xml:id="id15" draw:id="id15" draw:layer="layout" svg:width="12.5cm" svg:height="1.25cm" svg:x="1cm" svg:y="32.25cm">
          <text:p text:style-name="P3">daterange(start,stop,step,inclusive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3" xml:id="id16" draw:id="id16" draw:layer="layout" svg:width="22.75cm" svg:height="1.25cm" svg:x="16.5cm" svg:y="33.75cm">
          <text:p text:style-name="P3">search_missing_mark_employee(dict,id,requested_year,requested_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" draw:layer="layout" svg:width="12.5cm" svg:height="1.75cm" svg:x="53cm" svg:y="60.75cm">
          <text:p text:style-name="P3">analyze_employee_work_date(data_dic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xml:id="id12" draw:id="id12" draw:layer="layout" svg:width="17.5cm" svg:height="3.5cm" svg:x="32.5cm" svg:y="22.75cm">
          <text:p text:style-name="P3">analyze_data_for_prin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" xml:id="id9" draw:id="id9" draw:layer="layout" svg:width="12.25cm" svg:height="1.5cm" svg:x="8.75cm" svg:y="28.25cm">
          <text:p text:style-name="P3">determination_period(line, year, 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draw:layer="layout" svg:width="13.25cm" svg:height="2.25cm" svg:x="70.5cm" svg:y="1.5cm">
          <text:p text:style-name="P1">Файл, содержащие данные</text:p>
          <text:p text:style-name="P1">О выходных</text:p>
          <text:p text:style-name="P1">holidays.dat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2" draw:layer="layout" svg:width="13.25cm" svg:height="2.25cm" svg:x="83.5cm" svg:y="1.5cm">
          <text:p text:style-name="P1">Файл, содержащие данные</text:p>
          <text:p text:style-name="P1">О перенесенных рабочих днях</text:p>
          <text:p text:style-name="P1">postponed_working_days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6" draw:layer="layout" draw:type="lines" draw:line-skew="3.498cm -7.499cm" svg:x1="14.625cm" svg:y1="14cm" svg:x2="8.75cm" svg:y2="29cm" draw:start-shape="id2" draw:start-glue-point="6" draw:end-shape="id9" draw:end-glue-point="5" svg:d="M14625 14000v4000l-13875 11000h8000" svg:viewBox="0 0 13876 15001">
          <text:p text:style-name="P5">Line:str,year:int,month:int</text:p>
        </draw:connector>
        <draw:connector draw:style-name="gr27" draw:text-style-name="P6" draw:layer="layout" draw:type="lines" draw:line-skew="-2.749cm 4.498cm" svg:x1="14.875cm" svg:y1="28.25cm" svg:x2="14.625cm" svg:y2="14cm" draw:start-shape="id9" draw:start-glue-point="4" draw:end-shape="id2" draw:end-glue-point="6" svg:d="M14875 28250v-3250l-250-6000v-5000" svg:viewBox="0 0 251 14251">
          <text:p text:style-name="P5">True или False</text:p>
        </draw:connector>
        <draw:connector draw:style-name="gr28" draw:text-style-name="P6" draw:layer="layout" draw:type="lines" draw:line-skew="0cm -4.249cm" svg:x1="59cm" svg:y1="20cm" svg:x2="63.25cm" svg:y2="11.375cm" draw:start-shape="id10" draw:start-glue-point="5" draw:end-shape="id11" draw:end-glue-point="5" svg:d="M59000 20000h-501l1-8625h4750" svg:viewBox="0 0 4752 8626">
          <text:p/>
        </draw:connector>
        <draw:connector draw:style-name="gr29" draw:text-style-name="P6" draw:layer="layout" draw:type="lines" svg:x1="68.75cm" svg:y1="12cm" svg:x2="68.625cm" svg:y2="19.5cm" draw:start-shape="id11" draw:start-glue-point="6" draw:end-shape="id10" draw:end-glue-point="4" svg:d="M68750 12000v502l-125 6497v501" svg:viewBox="0 0 126 7501">
          <text:p/>
        </draw:connector>
        <draw:custom-shape draw:style-name="gr30" draw:text-style-name="P3" draw:layer="layout" svg:width="11.75cm" svg:height="3.5cm" svg:x="87.75cm" svg:y="6.75cm">
          <text:p text:style-name="P3">analyze_data_for_edit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6" draw:layer="layout" draw:type="lines" draw:line-skew="0cm -6.499cm" svg:x1="32.25cm" svg:y1="15.625cm" svg:x2="41.25cm" svg:y2="22.75cm" draw:start-shape="id5" draw:start-glue-point="7" draw:end-shape="id12" draw:end-glue-point="4" svg:d="M32250 15625h502l8498 125v7000" svg:viewBox="0 0 9001 7126">
          <text:p text:style-name="P5">time_table:dict</text:p>
        </draw:connector>
        <draw:connector draw:style-name="gr32" draw:text-style-name="P6" draw:layer="layout" draw:type="lines" svg:x1="48.875cm" svg:y1="13.5cm" svg:x2="41.25cm" svg:y2="22.75cm" draw:start-shape="id7" draw:start-glue-point="6" draw:end-shape="id12" draw:end-glue-point="4" svg:d="M48875 13500v502l-7625 8247v501" svg:viewBox="0 0 7626 9251">
          <text:p text:style-name="P5">id_list:list</text:p>
        </draw:connector>
        <draw:connector draw:style-name="gr33" draw:text-style-name="P6" draw:layer="layout" draw:type="lines" svg:x1="41.25cm" svg:y1="26.25cm" svg:x2="50.875cm" svg:y2="36.75cm" draw:start-shape="id12" draw:start-glue-point="6" draw:end-shape="id13" draw:end-glue-point="4" svg:d="M41250 26250v502l9625 9497v501" svg:viewBox="0 0 9626 10501">
          <text:p/>
        </draw:connector>
        <draw:connector draw:style-name="gr34" draw:text-style-name="P6" draw:layer="layout" draw:type="lines" svg:x1="68.625cm" svg:y1="20.5cm" svg:x2="61cm" svg:y2="37.5cm" draw:start-shape="id10" draw:start-glue-point="6" draw:end-shape="id13" draw:end-glue-point="7" svg:d="M68625 20500v502l-7123 16498h-502" svg:viewBox="0 0 7626 17001">
          <text:p/>
        </draw:connector>
        <draw:connector draw:style-name="gr35" draw:text-style-name="P6" draw:layer="layout" draw:type="lines" svg:x1="36cm" svg:y1="43.375cm" svg:x2="40.75cm" svg:y2="37.5cm" draw:start-shape="id14" draw:start-glue-point="7" draw:end-shape="id13" draw:end-glue-point="5" svg:d="M36000 43375h502l3747-5875h501" svg:viewBox="0 0 4751 5876">
          <text:p/>
        </draw:connector>
        <draw:connector draw:style-name="gr36" draw:text-style-name="P6" draw:layer="layout" draw:type="lines" svg:x1="40.75cm" svg:y1="37.5cm" svg:x2="29.375cm" svg:y2="42.75cm" draw:start-shape="id13" draw:start-glue-point="5" draw:end-shape="id14" draw:end-glue-point="4" svg:d="M40750 37500h-501l-10874 4749v501" svg:viewBox="0 0 11376 5251">
          <text:p/>
        </draw:connector>
        <draw:connector draw:style-name="gr37" draw:text-style-name="P6" draw:layer="layout" draw:type="lines" draw:line-skew="25.748cm 0.748cm" svg:x1="61cm" svg:y1="37.5cm" svg:x2="78.25cm" svg:y2="20cm" draw:start-shape="id13" draw:start-glue-point="7" draw:end-shape="id10" draw:end-glue-point="7" svg:d="M61000 37500h26250l-7750-17500h-1250" svg:viewBox="0 0 26251 17501">
          <text:p/>
        </draw:connector>
        <draw:connector draw:style-name="gr38" draw:text-style-name="P6" draw:layer="layout" draw:type="lines" svg:x1="13.5cm" svg:y1="32.875cm" svg:x2="16.5cm" svg:y2="34.375cm" draw:start-shape="id15" draw:start-glue-point="7" draw:end-shape="id16" draw:end-glue-point="5" svg:d="M13500 32875h502l1997 1500h501" svg:viewBox="0 0 3001 1501">
          <text:p/>
        </draw:connector>
        <draw:connector draw:style-name="gr39" draw:text-style-name="P6" draw:layer="layout" draw:type="lines" draw:line-skew="-0.749cm 3.998cm" svg:x1="16.5cm" svg:y1="34.375cm" svg:x2="7.25cm" svg:y2="33.5cm" draw:start-shape="id16" draw:start-glue-point="5" draw:end-shape="id15" draw:end-glue-point="6" svg:d="M16500 34375h-1250l-8000 3625v-4500" svg:viewBox="0 0 9251 4501">
          <text:p/>
        </draw:connector>
        <draw:connector draw:style-name="gr40" draw:text-style-name="P6" draw:layer="layout" draw:type="lines" svg:x1="41.25cm" svg:y1="26.25cm" svg:x2="39.25cm" svg:y2="34.375cm" draw:start-shape="id12" draw:start-glue-point="6" draw:end-shape="id16" draw:end-glue-point="7" svg:d="M41250 26250v502l-1498 7623h-502" svg:viewBox="0 0 2001 8126">
          <text:p/>
        </draw:connector>
        <draw:connector draw:style-name="gr41" draw:text-style-name="P6" draw:layer="layout" draw:type="lines" svg:x1="27.875cm" svg:y1="33.75cm" svg:x2="32.5cm" svg:y2="24.5cm" draw:start-shape="id16" draw:start-glue-point="4" draw:end-shape="id12" draw:end-glue-point="5" svg:d="M27875 33750v-501l4124-8749h501" svg:viewBox="0 0 4626 9251">
          <text:p/>
        </draw:connector>
        <draw:connector draw:style-name="gr42" draw:text-style-name="P6" draw:layer="layout" draw:type="lines" draw:line-skew="0cm 2.998cm" svg:x1="50.875cm" svg:y1="36.75cm" svg:x2="50cm" svg:y2="24.5cm" draw:start-shape="id13" draw:start-glue-point="4" draw:end-shape="id12" draw:end-glue-point="7" svg:d="M50875 36750v-501l2625-11749h-3500" svg:viewBox="0 0 3501 12251">
          <text:p/>
        </draw:connector>
      </draw:page>
      <draw:page draw:name="page2" draw:style-name="dp1" draw:master-page-name="Обычный">
        <draw:custom-shape draw:style-name="gr43" draw:text-style-name="P7" xml:id="id17" draw:id="id17" draw:layer="layout" svg:width="14cm" svg:height="5.5cm" svg:x="10.75cm" svg:y="12.75cm">
          <text:p text:style-name="P7"><text:span text:style-name="T1">Build_data_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8" xml:id="id19" draw:id="id19" draw:layer="layout" svg:width="16.75cm" svg:height="6cm" svg:x="30cm" svg:y="20cm">
          <text:p text:style-name="P8"><text:span text:style-name="T2">Analyze_data_for_pr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8" xml:id="id20" draw:id="id20" draw:layer="layout" svg:width="16.75cm" svg:height="6cm" svg:x="57cm" svg:y="13.25cm">
          <text:p text:style-name="P8"><text:span text:style-name="T2">Calculation_of_hours_and_w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8" xml:id="id21" draw:id="id21" draw:layer="layout" svg:width="16.75cm" svg:height="6cm" svg:x="81cm" svg:y="13.25cm">
          <text:p text:style-name="P8"><text:span text:style-name="T2">building_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8" xml:id="id18" draw:id="id18" draw:layer="layout" svg:width="16.75cm" svg:height="6cm" svg:x="29.75cm" svg:y="5.25cm">
          <text:p text:style-name="P8"><text:span text:style-name="T2">Analy</text:span><text:span text:style-name="T2">ze_d</text:span><text:span text:style-name="T2">ata_f</text:span><text:span text:style-name="T2">or_ed</text:span><text:span text:style-name="T2">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6" draw:layer="layout" draw:type="lines" draw:line-skew="1.498cm -1.749cm" svg:x1="24.75cm" svg:y1="15.5cm" svg:x2="29.75cm" svg:y2="8.25cm" draw:start-shape="id17" draw:start-glue-point="7" draw:end-shape="id18" draw:end-glue-point="5" svg:d="M24750 15500h2000l750-7250h2250" svg:viewBox="0 0 5001 7251">
          <text:p/>
        </draw:connector>
        <draw:connector draw:style-name="gr46" draw:text-style-name="P6" draw:layer="layout" draw:type="lines" draw:line-skew="1.498cm -1.749cm" svg:x1="24.75cm" svg:y1="15.5cm" svg:x2="30cm" svg:y2="23cm" draw:start-shape="id17" draw:start-glue-point="7" draw:end-shape="id19" draw:end-glue-point="5" svg:d="M24750 15500h2000l1000 7500h2250" svg:viewBox="0 0 5251 7501">
          <text:p/>
        </draw:connector>
        <draw:connector draw:style-name="gr47" draw:text-style-name="P6" draw:layer="layout" draw:type="lines" draw:line-skew="3.498cm -5.999cm" svg:x1="46.5cm" svg:y1="8.25cm" svg:x2="57cm" svg:y2="16.25cm" draw:start-shape="id18" draw:start-glue-point="7" draw:end-shape="id20" draw:end-glue-point="5" svg:d="M46500 8250h4000v8000h6500" svg:viewBox="0 0 10501 8001">
          <text:p/>
        </draw:connector>
        <draw:connector draw:style-name="gr48" draw:text-style-name="P6" draw:layer="layout" draw:type="lines" svg:x1="73.75cm" svg:y1="16.25cm" svg:x2="81cm" svg:y2="16.25cm" draw:start-shape="id20" draw:start-glue-point="7" draw:end-shape="id21" draw:end-glue-point="5" svg:d="M73750 16250h502 6247 501" svg:viewBox="0 0 7251 1">
          <text:p/>
        </draw:connector>
      </draw:page>
      <draw:page draw:name="page3" draw:style-name="dp1" draw:master-page-name="Обычный">
        <draw:custom-shape draw:style-name="gr49" draw:text-style-name="P2" xml:id="id22" draw:id="id22" draw:layer="layout" svg:width="8.5cm" svg:height="4.25cm" svg:x="2.75cm" svg:y="7.75cm">
          <text:p text:style-name="P1">Файл, содержащий </text:p>
          <text:p text:style-name="P1">Данные за все время</text:p>
          <text:p text:style-name="P1">1_attlog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3" draw:id="id23" draw:layer="layout" svg:width="11.75cm" svg:height="3.25cm" svg:x="13.25cm" svg:y="15.75cm">
          <text:p text:style-name="P3">read_file_data(name_file,year,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24" draw:id="id24" draw:layer="layout" svg:width="4.75cm" svg:height="2.25cm" svg:x="13.5cm" svg:y="7.5cm">
          <text:p text:style-name="P3">Год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25" draw:id="id25" draw:layer="layout" svg:width="4.75cm" svg:height="2.25cm" svg:x="24cm" svg:y="7.25cm">
          <text:p text:style-name="P3">Месяц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26" draw:id="id26" draw:layer="layout" svg:width="7.5cm" svg:height="2.25cm" svg:x="40.5cm" svg:y="16.25cm">
          <text:p text:style-name="P3">build_data_array(lis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s" draw:line-skew="0.998cm -0.999cm" svg:x1="6.134cm" svg:y1="12cm" svg:x2="13.25cm" svg:y2="17.375cm" draw:start-shape="id22" draw:start-glue-point="7" draw:end-shape="id23" draw:end-glue-point="5" svg:d="M6134 12000v1500l5616 3875h1500" svg:viewBox="0 0 7117 5376">
          <text:p text:style-name="P5">DATA</text:p>
        </draw:connector>
        <draw:connector draw:style-name="gr9" draw:text-style-name="P6" draw:layer="layout" draw:type="lines" draw:line-skew="0.498cm -0.749cm" svg:x1="15.391cm" svg:y1="9.75cm" svg:x2="19.125cm" svg:y2="15.75cm" draw:start-shape="id24" draw:start-glue-point="7" draw:end-shape="id23" draw:end-glue-point="4" svg:d="M15391 9750v1000l3734 3750v1250" svg:viewBox="0 0 3735 6001">
          <text:p text:style-name="P5">Year:int</text:p>
        </draw:connector>
        <draw:connector draw:style-name="gr10" draw:text-style-name="P6" draw:layer="layout" draw:type="lines" draw:line-skew="0cm -0.249cm" svg:x1="25.891cm" svg:y1="9.5cm" svg:x2="19.125cm" svg:y2="15.75cm" draw:start-shape="id25" draw:start-glue-point="7" draw:end-shape="id23" draw:end-glue-point="4" svg:d="M25891 9500v502l-6766 4998v750" svg:viewBox="0 0 6767 6251">
          <text:p text:style-name="P5">Month:int</text:p>
        </draw:connector>
        <draw:connector draw:style-name="gr11" draw:text-style-name="P6" draw:layer="layout" draw:type="lines" svg:x1="25cm" svg:y1="17.375cm" svg:x2="40.5cm" svg:y2="17.375cm" draw:start-shape="id23" draw:start-glue-point="7" draw:end-shape="id26" draw:end-glue-point="5" svg:d="M25000 17375h502 14497 501" svg:viewBox="0 0 15501 1">
          <text:p text:style-name="P5">list_month:list</text:p>
        </draw:connector>
        <draw:custom-shape draw:style-name="gr23" draw:text-style-name="P3" xml:id="id27" draw:id="id27" draw:layer="layout" svg:width="12.25cm" svg:height="1.5cm" svg:x="17.25cm" svg:y="30.25cm">
          <text:p text:style-name="P3">determination_period(line, year, 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6" draw:layer="layout" draw:type="lines" draw:line-skew="3.498cm -7.499cm" svg:x1="19.125cm" svg:y1="19cm" svg:x2="17.25cm" svg:y2="31cm" draw:start-shape="id23" draw:start-glue-point="6" draw:end-shape="id27" draw:end-glue-point="5" svg:d="M19125 19000v4000l-9875 8000h8000" svg:viewBox="0 0 9876 12001">
          <text:p text:style-name="P5">Line:str,year:int,month:int</text:p>
        </draw:connector>
        <draw:connector draw:style-name="gr27" draw:text-style-name="P6" draw:layer="layout" draw:type="lines" draw:line-skew="4.498cm 3.998cm" svg:x1="29.5cm" svg:y1="31cm" svg:x2="19.125cm" svg:y2="19cm" draw:start-shape="id27" draw:start-glue-point="7" draw:end-shape="id23" draw:end-glue-point="6" svg:d="M29500 31000h5000l-15375-7500v-4500" svg:viewBox="0 0 15376 12001">
          <text:p text:style-name="P5">True или False</text:p>
        </draw:connector>
        <draw:connector draw:style-name="gr50" draw:text-style-name="P10" draw:layer="layout" draw:type="lines" svg:x1="48cm" svg:y1="17.375cm" svg:x2="68.854cm" svg:y2="17.338cm" draw:start-shape="id26" draw:start-glue-point="7" svg:d="M48000 17375h502l20352-37" svg:viewBox="0 0 20855 38">
          <text:p text:style-name="P9"><text:span text:style-name="T3">time_table:dict</text:span></text:p>
        </draw:connector>
        <draw:custom-shape draw:style-name="gr51" draw:text-style-name="P6" draw:layer="layout" svg:width="74.25cm" svg:height="31.5cm" svg:x="1.5cm" svg:y="1cm">
          <text:p/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21cm" svg:height="5.75cm" svg:x="38cm" svg:y="1.5cm">
          <draw:text-box>
            <text:p text:style-name="P11"><text:span text:style-name="T4">Build_data_array</text:span></text:p>
          </draw:text-box>
        </draw:frame>
        <draw:frame draw:style-name="gr53" draw:text-style-name="P14" draw:layer="layout" svg:width="12.25cm" svg:height="9.75cm" svg:x="63.5cm" svg:y="22.75cm">
          <draw:text-box>
            <text:p text:style-name="P13"><text:span text:style-name="T5">Ввод с клавиатуры года и месяца. </text:span></text:p>
            <text:p text:style-name="P13"><text:span text:style-name="T5">Файл с «сырыми» данными с датчика. </text:span></text:p>
            <text:p text:style-name="P13"><text:span text:style-name="T5"/></text:p>
            <text:p text:style-name="P13"><text:span text:style-name="T5">Формируется массив данных, который передается в следующий «модуль». </text:span></text:p>
          </draw:text-box>
        </draw:frame>
        <draw:custom-shape draw:style-name="gr5" draw:text-style-name="P3" xml:id="id29" draw:id="id29" draw:layer="layout" svg:width="16.25cm" svg:height="2.5cm" svg:x="44.75cm" svg:y="9.25cm"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2" xml:id="id28" draw:id="id28" draw:layer="layout" svg:width="10.75cm" svg:height="3cm" svg:x="50cm" svg:y="3.75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5" draw:text-style-name="P2" xml:id="id30" draw:id="id30" draw:layer="layout" svg:width="13.25cm" svg:height="2.25cm" svg:x="60.5cm" svg:y="4.5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cm" svg:y1="6.75cm" svg:x2="52.875cm" svg:y2="9.25cm" draw:start-shape="id28" draw:start-glue-point="7" draw:end-shape="id29" draw:end-glue-point="4" svg:d="M54280 6750v502l-1405 1497v501" svg:viewBox="0 0 1406 2501">
          <text:p text:style-name="P5">DATA</text:p>
        </draw:connector>
        <draw:connector draw:style-name="gr13" draw:text-style-name="P6" draw:layer="layout" draw:type="lines" svg:x1="67.125cm" svg:y1="6.75cm" svg:x2="61cm" svg:y2="10.5cm" draw:start-shape="id30" draw:start-glue-point="8" draw:end-shape="id29" draw:end-glue-point="7" svg:d="M67125 6750v502l-5623 3248h-502" svg:viewBox="0 0 6126 3751">
          <text:p text:style-name="P5">DATA</text:p>
        </draw:connector>
        <draw:connector draw:style-name="gr14" draw:text-style-name="P6" draw:layer="layout" draw:type="lines" draw:line-skew="0cm -1.499cm" svg:x1="44.75cm" svg:y1="10.5cm" svg:x2="44.25cm" svg:y2="16.25cm" draw:start-shape="id29" draw:start-glue-point="5" draw:end-shape="id26" draw:end-glue-point="4" svg:d="M44750 10500h-501l1 3750v2000" svg:viewBox="0 0 502 5751">
          <text:p text:style-name="P5">id_list:list</text:p>
        </draw:connector>
      </draw:page>
      <draw:page draw:name="page4" draw:style-name="dp1" draw:master-page-name="Обычный">
        <draw:custom-shape draw:style-name="gr56" draw:text-style-name="P6" draw:layer="layout" svg:width="101.75cm" svg:height="35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34" draw:id="id34" draw:layer="layout" svg:width="17.5cm" svg:height="3.5cm" svg:x="29.25cm" svg:y="18.5cm">
          <draw:glue-point draw:id="8" svg:x="5cm" svg:y="-2.857cm"/>
          <text:p text:style-name="P3">analyze_data_for_prin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2" draw:id="id32" draw:layer="layout" svg:width="16.25cm" svg:height="2.5cm" svg:x="44.751cm" svg:y="9.251cm">
          <draw:glue-point draw:id="8" svg:x="1.46cm" svg:y="3.996cm"/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2" xml:id="id31" draw:id="id31" draw:layer="layout" svg:width="10.75cm" svg:height="3cm" svg:x="50.001cm" svg:y="3.751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2" xml:id="id33" draw:id="id33" draw:layer="layout" svg:width="13.25cm" svg:height="2.25cm" svg:x="60.501cm" svg:y="4.501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1cm" svg:y1="6.751cm" svg:x2="52.876cm" svg:y2="9.251cm" draw:start-shape="id31" draw:start-glue-point="7" draw:end-shape="id32" draw:end-glue-point="4" svg:d="M54281 6751v502l-1405 1497v501" svg:viewBox="0 0 1406 2501">
          <text:p text:style-name="P5">DATA</text:p>
        </draw:connector>
        <draw:connector draw:style-name="gr13" draw:text-style-name="P6" draw:layer="layout" draw:type="lines" svg:x1="67.126cm" svg:y1="6.751cm" svg:x2="61.001cm" svg:y2="10.501cm" draw:start-shape="id33" draw:start-glue-point="8" draw:end-shape="id32" draw:end-glue-point="7" svg:d="M67126 6751v502l-5623 3248h-502" svg:viewBox="0 0 6126 3751">
          <text:p text:style-name="P5">DATA</text:p>
        </draw:connector>
        <draw:connector draw:style-name="gr14" draw:text-style-name="P6" draw:layer="layout" draw:type="lines" draw:line-skew="0cm -7.499cm" svg:x1="44.751cm" svg:y1="10.501cm" svg:x2="38cm" svg:y2="18.5cm" draw:start-shape="id32" draw:start-glue-point="5" draw:end-shape="id34" draw:end-glue-point="4" svg:d="M44751 10501h-501l-6250-1v8000" svg:viewBox="0 0 6752 8001">
          <text:p text:style-name="P5">id_list:list</text:p>
        </draw:connector>
        <draw:connector draw:style-name="gr59" draw:text-style-name="P10" draw:layer="layout" draw:type="lines" svg:x1="10.868cm" svg:y1="20.352cm" svg:x2="29.25cm" svg:y2="20.25cm" draw:end-shape="id34" draw:end-glue-point="5" svg:d="M10868 20352l17881-102h501" svg:viewBox="0 0 18383 103">
          <text:p text:style-name="P9"><text:span text:style-name="T3">table_t</text:span><text:span text:style-name="T3">ime:di</text:span><text:span text:style-name="T3">ct, </text:span><text:span text:style-name="T3">id:int,y</text:span><text:span text:style-name="T3">ear:int,</text:span><text:span text:style-name="T3">month</text:span><text:span text:style-name="T3">:int </text:span></text:p>
        </draw:connector>
        <draw:custom-shape draw:style-name="gr60" draw:text-style-name="P5" xml:id="id35" draw:id="id35" draw:layer="layout" svg:width="19.25cm" svg:height="3cm" svg:x="54.5cm" svg:y="30.5cm">
          <text:p text:style-name="P5">search_for_missed_working_day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5" xml:id="id36" draw:id="id36" draw:layer="layout" svg:width="16.5cm" svg:height="2.25cm" svg:x="29.5cm" svg:y="30.75cm">
          <text:p text:style-name="P15">search_for_missed mark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6" draw:layer="layout" draw:type="lines" draw:line-skew="1.998cm -5.749cm" svg:x1="38cm" svg:y1="22cm" svg:x2="64.125cm" svg:y2="30.5cm" draw:start-shape="id34" draw:start-glue-point="6" draw:end-shape="id35" draw:end-glue-point="4" svg:d="M38000 22000v2500l26125-250v6250" svg:viewBox="0 0 26126 8501">
          <text:p/>
        </draw:connector>
        <draw:connector draw:style-name="gr63" draw:text-style-name="P6" draw:layer="layout" draw:type="lines" svg:x1="38cm" svg:y1="22cm" svg:x2="37.75cm" svg:y2="30.75cm" draw:start-shape="id34" draw:start-glue-point="6" draw:end-shape="id36" draw:end-glue-point="4" svg:d="M38000 22000v502l-250 7747v501" svg:viewBox="0 0 251 8751">
          <text:p/>
        </draw:connector>
        <draw:connector draw:style-name="gr64" draw:text-style-name="P6" draw:layer="layout" draw:type="lines" draw:line-skew="5.748cm 4.748cm" svg:x1="46cm" svg:y1="31.875cm" svg:x2="46.75cm" svg:y2="20.25cm" draw:start-shape="id36" draw:start-glue-point="7" draw:end-shape="id34" draw:end-glue-point="7" svg:d="M46000 31875h6250l-250-11625h-5250" svg:viewBox="0 0 6251 11626">
          <text:p text:style-name="P5">list_missed_mark_employee:list</text:p>
        </draw:connector>
        <draw:connector draw:style-name="gr65" draw:text-style-name="P6" draw:layer="layout" draw:type="lines" draw:line-skew="3.498cm 30.498cm" svg:x1="73.75cm" svg:y1="32cm" svg:x2="46.75cm" svg:y2="20.25cm" draw:start-shape="id35" draw:start-glue-point="7" draw:end-shape="id34" draw:end-glue-point="7" svg:d="M73750 32000h4000v-11750h-31000" svg:viewBox="0 0 31001 11751">
          <text:p text:style-name="P15"/>
        </draw:connector>
        <draw:frame draw:style-name="gr66" draw:text-style-name="P16" draw:layer="layout" svg:width="10.75cm" svg:height="1.673cm" svg:x="66.25cm" svg:y="19.75cm">
          <draw:text-box>
            <text:p text:style-name="P15">list_missed_mark_employee:list</text:p>
          </draw:text-box>
        </draw:frame>
        <draw:frame draw:style-name="gr67" draw:text-style-name="P17" draw:layer="layout" svg:width="7cm" svg:height="1.673cm" svg:x="37cm" svg:y="23.75cm">
          <draw:text-box>
            <text:p>time_table:dict,id:int</text:p>
          </draw:text-box>
          <draw:glue-point draw:id="4" svg:x="-3.928cm" svg:y="5.002cm"/>
        </draw:frame>
        <draw:connector draw:style-name="gr68" draw:text-style-name="P10" draw:layer="layout" draw:type="lines" svg:x1="46.75cm" svg:y1="19.251cm" svg:x2="58.16cm" svg:y2="19.266cm" draw:start-shape="id34" draw:start-glue-point="8" svg:d="M46750 19251h502l10908 15" svg:viewBox="0 0 11411 16">
          <text:p text:style-name="P9"><text:span text:style-name="T3">Распеч</text:span><text:span text:style-name="T3">атка </text:span><text:span text:style-name="T3">резуль</text:span><text:span text:style-name="T3">тата</text:span></text:p>
        </draw:connector>
        <draw:custom-shape draw:style-name="gr19" draw:text-style-name="P3" xml:id="id37" draw:id="id37" draw:layer="layout" svg:width="12.5cm" svg:height="1.25cm" svg:x="14cm" svg:y="28cm">
          <text:p text:style-name="P3">daterange(start,stop,step,inclusive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8" draw:text-style-name="P6" draw:layer="layout" draw:type="lines" draw:line-skew="0.998cm -0.999cm" svg:x1="26.5cm" svg:y1="28.625cm" svg:x2="29.5cm" svg:y2="31.875cm" draw:start-shape="id37" draw:start-glue-point="7" draw:end-shape="id36" draw:end-glue-point="5" svg:d="M26500 28625h1500v3250h1500" svg:viewBox="0 0 3001 3251">
          <text:p/>
        </draw:connector>
        <draw:connector draw:style-name="gr39" draw:text-style-name="P6" draw:layer="layout" draw:type="lines" draw:line-skew="1.248cm 4.998cm" svg:x1="37.75cm" svg:y1="33cm" svg:x2="20.25cm" svg:y2="29.25cm" draw:start-shape="id36" draw:start-glue-point="6" draw:end-shape="id37" draw:end-glue-point="6" svg:d="M37750 33000v1750h-17500v-5500" svg:viewBox="0 0 17501 5501">
          <text:p/>
        </draw:connector>
        <draw:frame draw:style-name="gr69" draw:text-style-name="P19" draw:layer="layout" svg:width="18.25cm" svg:height="2.5cm" svg:x="19.75cm" svg:y="1.5cm">
          <draw:text-box>
            <text:p text:style-name="P18"><text:span text:style-name="T4">Analyze_data_for_print</text:span></text:p>
          </draw:text-box>
        </draw:frame>
        <draw:frame draw:style-name="gr70" draw:text-style-name="P14" draw:layer="layout" svg:width="17cm" svg:height="10.5cm" svg:x="85.75cm" svg:y="25.75cm">
          <draw:text-box>
            <text:p text:style-name="P13"><text:span text:style-name="T5">В модуль попадает массив данных в виде словаря, id работника, год и месяц. </text:span></text:p>
            <text:p text:style-name="P13"><text:span text:style-name="T5"/></text:p>
            <text:p text:style-name="P13"><text:span text:style-name="T5">Модуль ищет пропущенные метки и рабочие дни без меток у выбранного пользователя. </text:span></text:p>
            <text:p text:style-name="P13"><text:span text:style-name="T5">После этого выводить полученные данные на экран. Модуль не возвращает и не передает дальше никаких переменных. </text:span></text:p>
          </draw:text-box>
        </draw:frame>
      </draw:page>
      <draw:page draw:name="page5" draw:style-name="dp1" draw:master-page-name="Обычный">
        <draw:custom-shape draw:style-name="gr56" draw:text-style-name="P6" draw:layer="layout" svg:width="101.75cm" svg:height="35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41" draw:id="id41" draw:layer="layout" svg:width="17.5cm" svg:height="3.5cm" svg:x="29.25cm" svg:y="18.5cm">
          <draw:glue-point draw:id="8" svg:x="5cm" svg:y="-2.857cm"/>
          <text:p text:style-name="P3">analyze_data_for_edi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9" draw:id="id39" draw:layer="layout" svg:width="16.25cm" svg:height="2.5cm" svg:x="44.751cm" svg:y="9.251cm">
          <draw:glue-point draw:id="8" svg:x="1.46cm" svg:y="3.996cm"/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2" xml:id="id38" draw:id="id38" draw:layer="layout" svg:width="10.75cm" svg:height="3cm" svg:x="50.001cm" svg:y="3.751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2" draw:text-style-name="P2" xml:id="id40" draw:id="id40" draw:layer="layout" svg:width="13.25cm" svg:height="2.25cm" svg:x="60.501cm" svg:y="4.501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1cm" svg:y1="6.751cm" svg:x2="52.876cm" svg:y2="9.251cm" draw:start-shape="id38" draw:start-glue-point="7" draw:end-shape="id39" draw:end-glue-point="4" svg:d="M54281 6751v502l-1405 1497v501" svg:viewBox="0 0 1406 2501">
          <text:p text:style-name="P5">DATA</text:p>
        </draw:connector>
        <draw:connector draw:style-name="gr13" draw:text-style-name="P6" draw:layer="layout" draw:type="lines" svg:x1="67.126cm" svg:y1="6.751cm" svg:x2="61.001cm" svg:y2="10.501cm" draw:start-shape="id40" draw:start-glue-point="8" draw:end-shape="id39" draw:end-glue-point="7" svg:d="M67126 6751v502l-5623 3248h-502" svg:viewBox="0 0 6126 3751">
          <text:p text:style-name="P5">DATA</text:p>
        </draw:connector>
        <draw:connector draw:style-name="gr14" draw:text-style-name="P6" draw:layer="layout" draw:type="lines" draw:line-skew="0cm -7.499cm" svg:x1="44.751cm" svg:y1="10.501cm" svg:x2="38cm" svg:y2="18.5cm" draw:start-shape="id39" draw:start-glue-point="5" draw:end-shape="id41" draw:end-glue-point="4" svg:d="M44751 10501h-501l-6250-1v8000" svg:viewBox="0 0 6752 8001">
          <text:p text:style-name="P5">id_list:list</text:p>
        </draw:connector>
        <draw:connector draw:style-name="gr59" draw:text-style-name="P10" draw:layer="layout" draw:type="lines" svg:x1="10.868cm" svg:y1="20.352cm" svg:x2="29.25cm" svg:y2="20.25cm" draw:end-shape="id41" draw:end-glue-point="5" svg:d="M10868 20352l17881-102h501" svg:viewBox="0 0 18383 103">
          <text:p text:style-name="P9"><text:span text:style-name="T3">table_time:dict, id:int,year:int,month:int </text:span></text:p>
        </draw:connector>
        <draw:custom-shape draw:style-name="gr60" draw:text-style-name="P5" xml:id="id42" draw:id="id42" draw:layer="layout" svg:width="19.25cm" svg:height="3cm" svg:x="54.5cm" svg:y="30.5cm">
          <text:p text:style-name="P5">search_for_missed_working_day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5" xml:id="id43" draw:id="id43" draw:layer="layout" svg:width="16.5cm" svg:height="2.25cm" svg:x="29.5cm" svg:y="30.75cm">
          <text:p text:style-name="P15">search_for_missed mark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6" draw:layer="layout" draw:type="lines" draw:line-skew="1.998cm -5.749cm" svg:x1="38cm" svg:y1="22cm" svg:x2="64.125cm" svg:y2="30.5cm" draw:start-shape="id41" draw:start-glue-point="6" draw:end-shape="id42" draw:end-glue-point="4" svg:d="M38000 22000v2500l26125-250v6250" svg:viewBox="0 0 26126 8501">
          <text:p/>
        </draw:connector>
        <draw:connector draw:style-name="gr63" draw:text-style-name="P6" draw:layer="layout" draw:type="lines" svg:x1="38cm" svg:y1="22cm" svg:x2="37.75cm" svg:y2="30.75cm" draw:start-shape="id41" draw:start-glue-point="6" draw:end-shape="id43" draw:end-glue-point="4" svg:d="M38000 22000v502l-250 7747v501" svg:viewBox="0 0 251 8751">
          <text:p/>
        </draw:connector>
        <draw:connector draw:style-name="gr64" draw:text-style-name="P6" draw:layer="layout" draw:type="lines" draw:line-skew="5.748cm 4.748cm" svg:x1="46cm" svg:y1="31.875cm" svg:x2="46.75cm" svg:y2="20.25cm" draw:start-shape="id43" draw:start-glue-point="7" draw:end-shape="id41" draw:end-glue-point="7" svg:d="M46000 31875h6250l-250-11625h-5250" svg:viewBox="0 0 6251 11626">
          <text:p text:style-name="P5">list_missed_mark_employee:list</text:p>
        </draw:connector>
        <draw:connector draw:style-name="gr65" draw:text-style-name="P6" draw:layer="layout" draw:type="lines" draw:line-skew="3.498cm 30.498cm" svg:x1="73.75cm" svg:y1="32cm" svg:x2="46.75cm" svg:y2="20.25cm" draw:start-shape="id42" draw:start-glue-point="7" draw:end-shape="id41" draw:end-glue-point="7" svg:d="M73750 32000h4000v-11750h-31000" svg:viewBox="0 0 31001 11751">
          <text:p/>
        </draw:connector>
        <draw:frame draw:style-name="gr74" draw:text-style-name="P16" draw:layer="layout" svg:width="10.75cm" svg:height="1.673cm" svg:x="66.25cm" svg:y="19.75cm">
          <draw:text-box>
            <text:p text:style-name="P15">list_missed_mark_employee:list</text:p>
          </draw:text-box>
        </draw:frame>
        <draw:frame draw:style-name="gr67" draw:text-style-name="P17" draw:layer="layout" svg:width="7cm" svg:height="1.673cm" svg:x="34.5cm" svg:y="22.827cm">
          <draw:text-box>
            <text:p>time_table:dict,id:int</text:p>
          </draw:text-box>
          <draw:glue-point draw:id="4" svg:x="-3.928cm" svg:y="5.002cm"/>
        </draw:frame>
        <draw:connector draw:style-name="gr68" draw:text-style-name="P10" draw:layer="layout" draw:type="lines" svg:x1="46.75cm" svg:y1="19.251cm" svg:x2="58.582cm" svg:y2="18.801cm" draw:start-shape="id41" draw:start-glue-point="8" svg:d="M46750 19251h502l11330-450" svg:viewBox="0 0 11833 451">
          <text:p text:style-name="P9"><text:span text:style-name="T3">time_table_after_edit:dict</text:span></text:p>
        </draw:connector>
        <draw:custom-shape draw:style-name="gr19" draw:text-style-name="P3" xml:id="id44" draw:id="id44" draw:layer="layout" svg:width="12.5cm" svg:height="1.25cm" svg:x="14cm" svg:y="28cm">
          <text:p text:style-name="P3">daterange(start,stop,step,inclusive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8" draw:text-style-name="P6" draw:layer="layout" draw:type="lines" draw:line-skew="0.998cm -0.999cm" svg:x1="26.5cm" svg:y1="28.625cm" svg:x2="29.5cm" svg:y2="31.875cm" draw:start-shape="id44" draw:start-glue-point="7" draw:end-shape="id43" draw:end-glue-point="5" svg:d="M26500 28625h1500v3250h1500" svg:viewBox="0 0 3001 3251">
          <text:p/>
        </draw:connector>
        <draw:connector draw:style-name="gr39" draw:text-style-name="P6" draw:layer="layout" draw:type="lines" draw:line-skew="1.248cm 4.998cm" svg:x1="37.75cm" svg:y1="33cm" svg:x2="20.25cm" svg:y2="29.25cm" draw:start-shape="id43" draw:start-glue-point="6" draw:end-shape="id44" draw:end-glue-point="6" svg:d="M37750 33000v1750h-17500v-5500" svg:viewBox="0 0 17501 5501">
          <text:p/>
        </draw:connector>
        <draw:frame draw:style-name="gr69" draw:text-style-name="P19" draw:layer="layout" svg:width="18.25cm" svg:height="2.5cm" svg:x="19.75cm" svg:y="1.5cm">
          <draw:text-box>
            <text:p text:style-name="P18"><text:span text:style-name="T4">Analyze_data_for_edit</text:span></text:p>
          </draw:text-box>
        </draw:frame>
        <draw:frame draw:style-name="gr70" draw:text-style-name="P14" draw:layer="layout" svg:width="17cm" svg:height="10.635cm" svg:x="85.75cm" svg:y="25.75cm">
          <draw:text-box>
            <text:p text:style-name="P13"><text:span text:style-name="T5">В модуль попадает массив данных в виде словаря, id работника, год и месяц. </text:span></text:p>
            <text:p text:style-name="P13"><text:span text:style-name="T5"/></text:p>
            <text:p text:style-name="P13"><text:span text:style-name="T5">Модуль ищет пропущенные метки и рабочие дни без меток у выбранного пользователя. </text:span></text:p>
            <text:p text:style-name="P13"><text:span text:style-name="T5">После того как найдены пропущенные метки и дни — вносятся коррективы в общий массив, после ввода пользователем с клавиатуры нужных данных </text:span></text:p>
          </draw:text-box>
        </draw:frame>
      </draw:page>
      <draw:page draw:name="page6" draw:style-name="dp1" draw:master-page-name="Обычный">
        <draw:custom-shape draw:style-name="gr56" draw:text-style-name="P6" draw:layer="layout" svg:width="101.75cm" svg:height="35.25cm" svg:x="1cm" svg:y="1cm">
          <text:p/>
          <draw:enhanced-geometry svg:viewBox="0 0 21600 21600" draw:type="rectangle" draw:enhanced-path="M 0 0 L 21600 0 21600 21600 0 21600 0 0 Z N"/>
        </draw:custom-shape>
        <draw:frame draw:style-name="gr70" draw:text-style-name="P14" draw:layer="layout" svg:width="17cm" svg:height="10.5cm" svg:x="85.75cm" svg:y="25.75cm">
          <draw:text-box>
            <text:p text:style-name="P13"><text:span text:style-name="T5">tmp</text:span></text:p>
          </draw:text-box>
        </draw:frame>
        <draw:frame draw:style-name="gr75" draw:text-style-name="P21" draw:layer="layout" svg:width="25cm" svg:height="2.75cm" svg:x="19.25cm" svg:y="2cm">
          <draw:text-box>
            <text:p text:style-name="P20"><text:span text:style-name="T6">Calculation_of_hours_and_wages</text:span></text:p>
          </draw:text-box>
        </draw:frame>
        <draw:custom-shape draw:style-name="gr76" draw:text-style-name="P15" xml:id="id45" draw:id="id45" draw:layer="layout" svg:width="20.75cm" svg:height="3cm" svg:x="17cm" svg:y="12cm">
          <text:p text:style-name="P15"><text:span text:style-name="T2">calculation_of_working_hours(time_table:di</text:span><text:span text:style-name="T2">c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7" draw:text-style-name="P6" draw:layer="layout" draw:type="lines" svg:x1="8.249cm" svg:y1="13.478cm" svg:x2="17cm" svg:y2="13.5cm" draw:end-shape="id45" draw:end-glue-point="5" svg:d="M8249 13478l8250 22h501" svg:viewBox="0 0 8752 23">
          <text:p text:style-name="P5">time_table:dict</text:p>
        </draw:connector>
        <draw:connector draw:style-name="gr78" draw:text-style-name="P6" draw:layer="layout" draw:type="lines" svg:x1="37.75cm" svg:y1="13.5cm" svg:x2="44.25cm" svg:y2="13.5cm" draw:start-shape="id45" draw:start-glue-point="7" draw:end-shape="id46" draw:end-glue-point="5" svg:d="M37750 13500h502 5497 501" svg:viewBox="0 0 6501 1">
          <text:p text:style-name="P5">time_table:dict</text:p>
        </draw:connector>
        <draw:custom-shape draw:style-name="gr79" draw:text-style-name="P15" xml:id="id46" draw:id="id46" draw:layer="layout" svg:width="20.75cm" svg:height="3cm" svg:x="44.25cm" svg:y="12cm">
          <text:p text:style-name="P15"><text:span text:style-name="T2">calculation_wages(time_table:dic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0" draw:text-style-name="P10" draw:layer="layout" draw:type="lines" svg:x1="65cm" svg:y1="13.5cm" svg:x2="74.957cm" svg:y2="13.494cm" draw:start-shape="id46" draw:start-glue-point="7" svg:d="M65000 13500h502l9455-6" svg:viewBox="0 0 9958 7">
          <text:p text:style-name="P5"><text:span text:style-name="T3">time_table_after_calc:dict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8" draw:display-name="Стили стрелок 5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4T18:54:13.798985228</meta:creation-date>
    <dc:date>2021-10-19T01:42:20.500905170</dc:date>
    <meta:editing-duration>PT3H34M15S</meta:editing-duration>
    <meta:editing-cycles>14</meta:editing-cycles>
    <meta:generator>LibreOffice/7.0.6.2$Linux_X86_64 LibreOffice_project/00$Build-2</meta:generator>
    <meta:document-statistic meta:object-count="128"/>
  </office:meta>
</office:document-meta>
</file>